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2be5c" officeooo:paragraph-rsid="0047785d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47785d" officeooo:paragraph-rsid="0047785d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62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64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65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66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72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459997" style:font-name-asian="IPA明朝" style:font-size-asian="12pt" style:font-size-complex="13.6999998092651pt"/>
    </style:style>
    <style:style style:name="P73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482afb" style:font-name-asian="IPA明朝" style:font-size-asian="12pt" style:font-size-complex="13.6999998092651pt"/>
    </style:style>
    <style:style style:name="P74" style:family="paragraph" style:parent-style-name="Standard">
      <style:paragraph-properties fo:text-align="start" style:justify-single-word="false"/>
      <style:text-properties style:font-name="IPA明朝" fo:font-size="13.6999998092651pt" officeooo:rsid="0049378d" officeooo:paragraph-rsid="0049378d" style:font-name-asian="IPA明朝" style:font-size-asian="12pt" style:font-size-complex="13.6999998092651pt"/>
    </style:style>
    <style:style style:name="P75" style:family="paragraph" style:parent-style-name="Standard">
      <style:paragraph-properties fo:text-align="start" style:justify-single-word="false"/>
      <style:text-properties style:font-name="IPA明朝" fo:font-size="13.6999998092651pt" officeooo:rsid="004b3450" officeooo:paragraph-rsid="004b3450" style:font-name-asian="IPA明朝" style:font-size-asian="12pt" style:font-size-complex="13.6999998092651pt"/>
    </style:style>
    <style:style style:name="P76" style:family="paragraph" style:parent-style-name="Standard">
      <style:paragraph-properties fo:text-align="start" style:justify-single-word="false"/>
      <style:text-properties style:font-name="IPA明朝" fo:font-size="13.6999998092651pt" officeooo:rsid="004ccbb2" officeooo:paragraph-rsid="004ccbb2" style:font-name-asian="IPA明朝" style:font-size-asian="12pt" style:font-size-complex="13.6999998092651pt"/>
    </style:style>
    <style:style style:name="P77" style:family="paragraph" style:parent-style-name="Standard">
      <style:paragraph-properties fo:text-align="start" style:justify-single-word="false"/>
      <style:text-properties style:font-name="IPA明朝" fo:font-size="13.6999998092651pt" officeooo:rsid="004e2ed7" officeooo:paragraph-rsid="004e2ed7" style:font-name-asian="IPA明朝" style:font-size-asian="12pt" style:font-size-complex="13.6999998092651pt"/>
    </style:style>
    <style:style style:name="P78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name-asian="IPA P明朝" style:font-size-asian="12pt" style:font-size-complex="12pt"/>
    </style:style>
    <style:style style:name="P79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0.5pt" style:font-size-complex="12pt"/>
    </style:style>
    <style:style style:name="P81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82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83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84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85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86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87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88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101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102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103" style:family="paragraph" style:parent-style-name="Standard" style:list-style-name="L1">
      <style:paragraph-properties fo:text-align="start" style:justify-single-word="false"/>
      <style:text-properties fo:font-size="24pt" officeooo:rsid="00459997" officeooo:paragraph-rsid="00459997" style:font-size-asian="24pt" style:font-size-complex="24pt"/>
    </style:style>
    <style:style style:name="P104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05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06" style:family="paragraph" style:parent-style-name="Standard" style:list-style-name="L3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07" style:family="paragraph" style:parent-style-name="Standard">
      <style:paragraph-properties fo:text-align="start" style:justify-single-word="false"/>
      <style:text-properties style:font-name="IPA明朝" fo:font-size="13.6999998092651pt" officeooo:rsid="004e2ed7" officeooo:paragraph-rsid="004e2ed7" style:font-name-asian="IPA明朝" style:font-size-asian="12pt" style:font-size-complex="13.6999998092651pt"/>
    </style:style>
    <style:style style:name="P108" style:family="paragraph" style:parent-style-name="Standard">
      <style:paragraph-properties fo:text-align="start" style:justify-single-word="false"/>
      <style:text-properties style:font-name="IPA明朝" fo:font-size="13.6999998092651pt" officeooo:rsid="004f231e" officeooo:paragraph-rsid="004f231e" style:font-name-asian="IPA明朝" style:font-size-asian="12pt" style:font-size-complex="13.6999998092651pt"/>
    </style:style>
    <style:style style:name="P109" style:family="paragraph">
      <loext:graphic-properties draw:fill="none" draw:fill-color="#ffffff"/>
    </style:style>
    <style:style style:name="P110" style:family="paragraph">
      <loext:graphic-properties draw:fill="none" draw:fill-color="#ffffff"/>
      <style:text-properties fo:font-size="12pt"/>
    </style:style>
    <style:style style:name="T1" style:family="text">
      <style:text-properties officeooo:rsid="00152ae7"/>
    </style:style>
    <style:style style:name="T2" style:family="text">
      <style:text-properties officeooo:rsid="00191610"/>
    </style:style>
    <style:style style:name="T3" style:family="text">
      <style:text-properties officeooo:rsid="001b023d"/>
    </style:style>
    <style:style style:name="T4" style:family="text">
      <style:text-properties officeooo:rsid="001b0cf4"/>
    </style:style>
    <style:style style:name="T5" style:family="text">
      <style:text-properties officeooo:rsid="001cbadc"/>
    </style:style>
    <style:style style:name="T6" style:family="text">
      <style:text-properties officeooo:rsid="001cdd61"/>
    </style:style>
    <style:style style:name="T7" style:family="text">
      <style:text-properties officeooo:rsid="001e8a47"/>
    </style:style>
    <style:style style:name="T8" style:family="text">
      <style:text-properties officeooo:rsid="0021bec3"/>
    </style:style>
    <style:style style:name="T9" style:family="text">
      <style:text-properties officeooo:rsid="0021e215"/>
    </style:style>
    <style:style style:name="T10" style:family="text">
      <style:text-properties officeooo:rsid="00221da5"/>
    </style:style>
    <style:style style:name="T11" style:family="text">
      <style:text-properties officeooo:rsid="0024ec86"/>
    </style:style>
    <style:style style:name="T12" style:family="text">
      <style:text-properties officeooo:rsid="0026b4fe"/>
    </style:style>
    <style:style style:name="T13" style:family="text">
      <style:text-properties officeooo:rsid="0028905f"/>
    </style:style>
    <style:style style:name="T14" style:family="text">
      <style:text-properties officeooo:rsid="002a9b2b"/>
    </style:style>
    <style:style style:name="T15" style:family="text">
      <style:text-properties officeooo:rsid="002b3d4e"/>
    </style:style>
    <style:style style:name="T16" style:family="text">
      <style:text-properties officeooo:rsid="002c02f2"/>
    </style:style>
    <style:style style:name="T17" style:family="text">
      <style:text-properties officeooo:rsid="002c7e3c"/>
    </style:style>
    <style:style style:name="T18" style:family="text">
      <style:text-properties fo:font-size="24pt" officeooo:rsid="000f74de" style:font-size-asian="24pt" style:font-size-complex="24pt"/>
    </style:style>
    <style:style style:name="T19" style:family="text">
      <style:text-properties officeooo:rsid="0031c403"/>
    </style:style>
    <style:style style:name="T20" style:family="text">
      <style:text-properties officeooo:rsid="0032b1ab"/>
    </style:style>
    <style:style style:name="T21" style:family="text">
      <style:text-properties officeooo:rsid="0034aade"/>
    </style:style>
    <style:style style:name="T22" style:family="text">
      <style:text-properties officeooo:rsid="00384ab7"/>
    </style:style>
    <style:style style:name="T23" style:family="text">
      <style:text-properties officeooo:rsid="00393592"/>
    </style:style>
    <style:style style:name="T24" style:family="text">
      <style:text-properties officeooo:rsid="003bc247"/>
    </style:style>
    <style:style style:name="T25" style:family="text">
      <style:text-properties officeooo:rsid="003d1134"/>
    </style:style>
    <style:style style:name="T26" style:family="text">
      <style:text-properties officeooo:rsid="0041fa07"/>
    </style:style>
    <style:style style:name="T27" style:family="text">
      <style:text-properties officeooo:rsid="00459997"/>
    </style:style>
    <style:style style:name="T28" style:family="text">
      <style:text-properties officeooo:rsid="0049378d"/>
    </style:style>
    <style:style style:name="T29" style:family="text">
      <style:text-properties officeooo:rsid="004b3450"/>
    </style:style>
    <style:style style:name="T30" style:family="text">
      <style:text-properties officeooo:rsid="004cfe44"/>
    </style:style>
    <style:style style:name="T31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4.392cm" fo:min-width="11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1"><text:soft-page-break/>もくじ</text:p>
      <text:p text:style-name="P3"/>
      <text:list xml:id="list3998235931" text:style-name="L1">
        <text:list-item>
          <text:p text:style-name="P101">インストール方法</text:p>
        </text:list-item>
        <text:list-item>
          <text:p text:style-name="P101">基本構文</text:p>
        </text:list-item>
        <text:list-item>
          <text:p text:style-name="P101">コメント</text:p>
        </text:list-item>
        <text:list-item>
          <text:p text:style-name="P101">データ型</text:p>
        </text:list-item>
        <text:list-item>
          <text:p text:style-name="P101">変数</text:p>
        </text:list-item>
        <text:list-item>
          <text:p text:style-name="P101">出力</text:p>
        </text:list-item>
        <text:list-item>
          <text:p text:style-name="P101">入力</text:p>
        </text:list-item>
        <text:list-item>
          <text:p text:style-name="P101">算術・比較・論理・演算</text:p>
        </text:list-item>
        <text:list-item>
          <text:p text:style-name="P101">配列</text:p>
        </text:list-item>
        <text:list-item>
          <text:p text:style-name="P101">文字列操作</text:p>
        </text:list-item>
        <text:list-item>
          <text:p text:style-name="P101">条件文(if)</text:p>
        </text:list-item>
        <text:list-item>
          <text:p text:style-name="P101">繰り返し(for・while)</text:p>
        </text:list-item>
        <text:list-item>
          <text:p text:style-name="P101">関数</text:p>
        </text:list-item>
        <text:list-item>
          <text:p text:style-name="P101">クラス型</text:p>
        </text:list-item>
        <text:list-item>
          <text:p text:style-name="P101">外部モジュール化</text:p>
        </text:list-item>
        <text:list-item>
          <text:p text:style-name="P101">言語特有の書式等</text:p>
        </text:list-item>
        <text:list-item>
          <text:p text:style-name="P102">ファイル処理</text:p>
        </text:list-item>
        <text:list-item>
          <text:p text:style-name="P103">tkinter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1"><text:soft-page-break/>1.インストール方法</text:p>
      <text:p text:style-name="P82"/>
      <text:p text:style-name="P78">a)python3(本体)</text:p>
      <text:p text:style-name="P78"><text:tab/></text:p>
      <text:p text:style-name="P78"><text:tab/>$ sudo apt -y install python3</text:p>
      <text:p text:style-name="P60"/>
      <text:p text:style-name="P79">b)pip3</text:p>
      <text:p text:style-name="P80"/>
      <text:p text:style-name="P80"><text:tab/>$ sudo apt -y install python3-pip</text:p>
      <text:p text:style-name="P80"/>
      <text:p text:style-name="P80">c)pylint</text:p>
      <text:p text:style-name="P80"/>
      <text:p text:style-name="P80"><text:tab/>$ sudo pip3 install pylint</text:p>
      <text:p text:style-name="P18"><text:tab/>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<text:soft-page-break/>2.基本構文</text:p>
      <text:p text:style-name="P4"/>
      <text:p text:style-name="P19">a) 基本的なファイルの実行</text:p>
      <text:p text:style-name="P19"/>
      <text:p text:style-name="P17">hello.py</text:p>
      <text:p text:style-name="P17"><draw:frame text:anchor-type="paragraph" draw:z-index="0" draw:name="シェイプ1" draw:style-name="gr1" draw:text-style-name="P109" svg:width="16.435cm" svg:height="1.542cm" svg:x="0.03cm" svg:y="0.071cm"><draw:text-box><text:p><text:s/>print(“Hello World”)</text:p></draw:text-box></draw:frame></text:p>
      <text:p text:style-name="P17"/>
      <text:p text:style-name="P17"/>
      <text:p text:style-name="P26">※文字列は、”記号で囲う</text:p>
      <text:p text:style-name="P21"/>
      <text:p text:style-name="P19">実行</text:p>
      <text:p text:style-name="P19">$ python3 hello.py</text:p>
      <text:p text:style-name="P19"/>
      <text:p text:style-name="P19"/>
      <text:p text:style-name="P53">b)シェバンを使ったファイルの実行　（シェバン：#!に続けてインタプリンタのフルパスを指定する。）</text:p>
      <text:p text:style-name="P19"/>
      <text:p text:style-name="P53">hello2.py</text:p>
      <text:p text:style-name="P19"><draw:frame text:anchor-type="paragraph" draw:z-index="5" draw:name="シェイプ1" draw:style-name="gr4" draw:text-style-name="P109" svg:width="16.435cm" svg:height="1.676cm" svg:x="0.03cm" svg:y="0.071cm"><draw:text-box><text:p><text:s/>#!/usr/bin/env python3</text:p><text:p><text:s/>print(“Hello World”)</text:p></draw:text-box></draw:frame></text:p>
      <text:p text:style-name="P19"/>
      <text:p text:style-name="P19"/>
      <text:p text:style-name="P19"/>
      <text:p text:style-name="P53">実行権限付与</text:p>
      <text:p text:style-name="P53">$ chmod 775 hello2.py</text:p>
      <text:p text:style-name="P53"/>
      <text:p text:style-name="P53">実行</text:p>
      <text:p text:style-name="P53">$ ./hello2.py 又は、フルパスで、$ ~/test/hello2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<text:soft-page-break/>3.コメント</text:p>
      <text:p text:style-name="P19"/>
      <text:p text:style-name="P19">a) # 記号のあとの文字列は、コメントになる。</text:p>
      <text:p text:style-name="P19"><draw:frame text:anchor-type="paragraph" draw:z-index="1" draw:name="シェイプ2" draw:style-name="gr2" draw:text-style-name="P109" svg:width="16.484cm" svg:height="5.292cm" svg:x="0.086cm" svg:y="0.499cm"><draw:text-box><text:p><text:s/># コメント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b) “”” 記号又は、’’’記号で挟むと複数行の文字列がコメントになる。</text:p>
      <text:p text:style-name="P19"><draw:frame text:anchor-type="paragraph" draw:z-index="2" draw:name="シェイプ2" draw:style-name="gr2" draw:text-style-name="P109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<text:soft-page-break/>4.データ型</text:p>
      <text:p text:style-name="P19"/>
      <text:list xml:id="list792114023" text:style-name="L2">
        <text:list-item>
          <text:p text:style-name="P104">str型 --- 文字列 <text:s text:c="12"/>例)abc,あいう</text:p>
        </text:list-item>
        <text:list-item>
          <text:p text:style-name="P104">int型 --- 整数 <text:s text:c="14"/>例)1, 2, 3</text:p>
        </text:list-item>
        <text:list-item>
          <text:p text:style-name="P104">float型 --- 浮動小数点 <text:s text:c="6"/>例)1.2, 2.2, 3.25</text:p>
        </text:list-item>
        <text:list-item>
          <text:p text:style-name="P105"><text:span text:style-name="T1">boolデータ</text:span>型 --- ブール値 <text:s text:c="2"/>例<text:span text:style-name="T1">)True, False</text:span></text:p>
        </text:list-item>
        <text:list-item>
          <text:p text:style-name="P105"><text:span text:style-name="T1">NoneType型<text:tab/><text:tab/> <text:s text:c="6"/>例)None</text:span> <text:s text:c="2"/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><text:soft-page-break/>5.変数</text:p>
      <text:p text:style-name="P22"/>
      <text:p text:style-name="P26">ルール</text:p>
      <text:p text:style-name="P26"/>
      <text:list xml:id="list1974595489" text:style-name="L3">
        <text:list-item>
          <text:p text:style-name="P106">変数名には、スペース（空白文字）を含められない。（空白表現は、_を使う)</text:p>
        </text:list-item>
        <text:list-item>
          <text:p text:style-name="P106">変数名には文字、数値、アンダースコア記号、の３種類の文字だけを使える。</text:p>
        </text:list-item>
        <text:list-item>
          <text:p text:style-name="P106">変数名の１文字目に数字は使えない。</text:p>
        </text:list-item>
        <text:list-item>
          <text:p text:style-name="P106">Pythonのキーワードは変数名に使えない。</text:p>
        </text:list-item>
      </text:list>
      <text:p text:style-name="P26"/>
      <text:p text:style-name="P26">例)</text:p>
      <text:p text:style-name="P26"><text:tab/>x = 10</text:p>
      <text:p text:style-name="P26"><text:tab/>x = x + 2 </text:p>
      <text:p text:style-name="P26"><text:tab/>print<text:span text:style-name="T22">(</text:span>x<text:span text:style-name="T22">)</text:span></text:p>
      <text:p text:style-name="P26"><text:tab/></text:p>
      <text:p text:style-name="P26"><text:tab/>&gt;&gt; 12</text:p>
      <text:p text:style-name="P26"/>
      <text:p text:style-name="P26"/>
      <text:p text:style-name="P26"><text:tab/>hi = “Hello World”</text:p>
      <text:p text:style-name="P26"><text:tab/>print(hi)</text:p>
      <text:p text:style-name="P26"/>
      <text:p text:style-name="P26"><text:tab/>&gt;&gt; Hello World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oft-page-break/><text:span text:style-name="T24">6</text:span>.出力</text:p>
      <text:p text:style-name="P23"/>
      <text:p text:style-name="P28">print(“表示する文字列”)</text:p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9"><text:soft-page-break/><text:span text:style-name="T24">7</text:span>.入力</text:p>
      <text:p text:style-name="P25"/>
      <text:p text:style-name="P56">moji = input(“文字を入力してください:”)</text:p>
      <text:p text:style-name="P29">print(<text:span text:style-name="T25">moji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<text:soft-page-break/><text:span text:style-name="T24">8</text:span>.算術・比較・論理</text:p>
      <text:p text:style-name="P23"/>
      <text:p text:style-name="P62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88">演算子</text:p>
          </table:table-cell>
          <table:table-cell table:style-name="表1.A1" office:value-type="string">
            <text:p text:style-name="P89">意味</text:p>
          </table:table-cell>
          <table:table-cell table:style-name="表1.A1" office:value-type="string">
            <text:p text:style-name="P89">例</text:p>
          </table:table-cell>
          <table:table-cell table:style-name="表1.D1" office:value-type="string">
            <text:p text:style-name="P89">評価結果</text:p>
          </table:table-cell>
        </table:table-row>
        <table:table-row>
          <table:table-cell table:style-name="表1.A2" office:value-type="string">
            <text:p text:style-name="P85">**</text:p>
          </table:table-cell>
          <table:table-cell table:style-name="表1.A2" office:value-type="string">
            <text:p text:style-name="P85">累乗</text:p>
          </table:table-cell>
          <table:table-cell table:style-name="表1.A2" office:value-type="string">
            <text:p text:style-name="P84">2 ** 3</text:p>
          </table:table-cell>
          <table:table-cell table:style-name="表1.D2" office:value-type="string">
            <text:p text:style-name="P84">8</text:p>
          </table:table-cell>
        </table:table-row>
        <table:table-row>
          <table:table-cell table:style-name="表1.A2" office:value-type="string">
            <text:p text:style-name="P85">%</text:p>
          </table:table-cell>
          <table:table-cell table:style-name="表1.A2" office:value-type="string">
            <text:p text:style-name="P85">割り算のあまり（剰余）</text:p>
          </table:table-cell>
          <table:table-cell table:style-name="表1.A2" office:value-type="string">
            <text:p text:style-name="P84">14 % 4</text:p>
          </table:table-cell>
          <table:table-cell table:style-name="表1.D2" office:value-type="string">
            <text:p text:style-name="P84">2</text:p>
          </table:table-cell>
        </table:table-row>
        <table:table-row>
          <table:table-cell table:style-name="表1.A2" office:value-type="string">
            <text:p text:style-name="P85">//</text:p>
          </table:table-cell>
          <table:table-cell table:style-name="表1.A2" office:value-type="string">
            <text:p text:style-name="P86">整数の割り算、切り捨て</text:p>
          </table:table-cell>
          <table:table-cell table:style-name="表1.A2" office:value-type="string">
            <text:p text:style-name="P86">13 // 8</text:p>
          </table:table-cell>
          <table:table-cell table:style-name="表1.D2" office:value-type="string">
            <text:p text:style-name="P86">1</text:p>
          </table:table-cell>
        </table:table-row>
        <table:table-row>
          <table:table-cell table:style-name="表1.A2" office:value-type="string">
            <text:p text:style-name="P85">/</text:p>
          </table:table-cell>
          <table:table-cell table:style-name="表1.A2" office:value-type="string">
            <text:p text:style-name="P85">割り算（除算）</text:p>
          </table:table-cell>
          <table:table-cell table:style-name="表1.A2" office:value-type="string">
            <text:p text:style-name="P86">13 / 8</text:p>
          </table:table-cell>
          <table:table-cell table:style-name="表1.D2" office:value-type="string">
            <text:p text:style-name="P86">1.625</text:p>
          </table:table-cell>
        </table:table-row>
        <table:table-row>
          <table:table-cell table:style-name="表1.A2" office:value-type="string">
            <text:p text:style-name="P85">*</text:p>
          </table:table-cell>
          <table:table-cell table:style-name="表1.A2" office:value-type="string">
            <text:p text:style-name="P85">かけ算（積算）</text:p>
          </table:table-cell>
          <table:table-cell table:style-name="表1.A2" office:value-type="string">
            <text:p text:style-name="P86">8 * 2</text:p>
          </table:table-cell>
          <table:table-cell table:style-name="表1.D2" office:value-type="string">
            <text:p text:style-name="P86">16</text:p>
          </table:table-cell>
        </table:table-row>
        <table:table-row>
          <table:table-cell table:style-name="表1.A2" office:value-type="string">
            <text:p text:style-name="P85">-</text:p>
          </table:table-cell>
          <table:table-cell table:style-name="表1.A2" office:value-type="string">
            <text:p text:style-name="P85">引き算（減算）</text:p>
          </table:table-cell>
          <table:table-cell table:style-name="表1.A2" office:value-type="string">
            <text:p text:style-name="P86">7 - 1</text:p>
          </table:table-cell>
          <table:table-cell table:style-name="表1.D2" office:value-type="string">
            <text:p text:style-name="P86">6</text:p>
          </table:table-cell>
        </table:table-row>
        <table:table-row>
          <table:table-cell table:style-name="表1.A2" office:value-type="string">
            <text:p text:style-name="P86">+</text:p>
          </table:table-cell>
          <table:table-cell table:style-name="表1.A2" office:value-type="string">
            <text:p text:style-name="P85">足し算（加算）</text:p>
          </table:table-cell>
          <table:table-cell table:style-name="表1.A2" office:value-type="string">
            <text:p text:style-name="P86">2 + 2</text:p>
          </table:table-cell>
          <table:table-cell table:style-name="表1.D2" office:value-type="string">
            <text:p text:style-name="P86">4</text:p>
          </table:table-cell>
        </table:table-row>
      </table:table>
      <text:p text:style-name="P23"/>
      <text:p text:style-name="P23"/>
      <text:p text:style-name="P63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96">演算子</text:p>
          </table:table-cell>
          <table:table-cell table:style-name="表2.A1" office:value-type="string">
            <text:p text:style-name="P96">意味</text:p>
          </table:table-cell>
          <table:table-cell table:style-name="表2.A1" office:value-type="string">
            <text:p text:style-name="P96">例</text:p>
          </table:table-cell>
          <table:table-cell table:style-name="表2.D1" office:value-type="string">
            <text:p text:style-name="P96">評価結果</text:p>
          </table:table-cell>
        </table:table-row>
        <table:table-row>
          <table:table-cell table:style-name="表2.A2" office:value-type="string">
            <text:p text:style-name="P94">&gt;</text:p>
          </table:table-cell>
          <table:table-cell table:style-name="表2.A2" office:value-type="string">
            <text:p text:style-name="P92">より大きい</text:p>
          </table:table-cell>
          <table:table-cell table:style-name="表2.A2" office:value-type="string">
            <text:p text:style-name="P94">100 &gt; 10</text:p>
          </table:table-cell>
          <table:table-cell table:style-name="表2.D2" office:value-type="string">
            <text:p text:style-name="P94">True</text:p>
          </table:table-cell>
        </table:table-row>
        <table:table-row>
          <table:table-cell table:style-name="表2.A2" office:value-type="string">
            <text:p text:style-name="P94">&lt;</text:p>
          </table:table-cell>
          <table:table-cell table:style-name="表2.A2" office:value-type="string">
            <text:p text:style-name="P92">より小さい</text:p>
          </table:table-cell>
          <table:table-cell table:style-name="表2.A2" office:value-type="string">
            <text:p text:style-name="P94">100 &lt; 10</text:p>
          </table:table-cell>
          <table:table-cell table:style-name="表2.D2" office:value-type="string">
            <text:p text:style-name="P94">False</text:p>
          </table:table-cell>
        </table:table-row>
        <table:table-row>
          <table:table-cell table:style-name="表2.A2" office:value-type="string">
            <text:p text:style-name="P94">&gt;=</text:p>
          </table:table-cell>
          <table:table-cell table:style-name="表2.A2" office:value-type="string">
            <text:p text:style-name="P92">以上</text:p>
          </table:table-cell>
          <table:table-cell table:style-name="表2.A2" office:value-type="string">
            <text:p text:style-name="P94">2 &gt;= 2</text:p>
          </table:table-cell>
          <table:table-cell table:style-name="表2.D2" office:value-type="string">
            <text:p text:style-name="P94">True</text:p>
          </table:table-cell>
        </table:table-row>
        <table:table-row>
          <table:table-cell table:style-name="表2.A2" office:value-type="string">
            <text:p text:style-name="P94">&lt;=</text:p>
          </table:table-cell>
          <table:table-cell table:style-name="表2.A2" office:value-type="string">
            <text:p text:style-name="P92">以下</text:p>
          </table:table-cell>
          <table:table-cell table:style-name="表2.A2" office:value-type="string">
            <text:p text:style-name="P94">1 &lt;= 4</text:p>
          </table:table-cell>
          <table:table-cell table:style-name="表2.D2" office:value-type="string">
            <text:p text:style-name="P94">True</text:p>
          </table:table-cell>
        </table:table-row>
        <table:table-row>
          <table:table-cell table:style-name="表2.A2" office:value-type="string">
            <text:p text:style-name="P93">==</text:p>
          </table:table-cell>
          <table:table-cell table:style-name="表2.A2" office:value-type="string">
            <text:p text:style-name="P92">等価（同じ値か）</text:p>
          </table:table-cell>
          <table:table-cell table:style-name="表2.A2" office:value-type="string">
            <text:p text:style-name="P94">6 == 9</text:p>
          </table:table-cell>
          <table:table-cell table:style-name="表2.D2" office:value-type="string">
            <text:p text:style-name="P94">False</text:p>
          </table:table-cell>
        </table:table-row>
        <table:table-row>
          <table:table-cell table:style-name="表2.A2" office:value-type="string">
            <text:p text:style-name="P92">!<text:span text:style-name="T2">=</text:span></text:p>
          </table:table-cell>
          <table:table-cell table:style-name="表2.A2" office:value-type="string">
            <text:p text:style-name="P92">非等価（違う値か）</text:p>
          </table:table-cell>
          <table:table-cell table:style-name="表2.A2" office:value-type="string">
            <text:p text:style-name="P94">3 != 2</text:p>
          </table:table-cell>
          <table:table-cell table:style-name="表2.D2" office:value-type="string">
            <text:p text:style-name="P94">True</text:p>
          </table:table-cell>
        </table:table-row>
      </table:table>
      <text:p text:style-name="P63"/>
      <text:p text:style-name="P63"/>
      <text:p text:style-name="P63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97">演算子</text:p>
          </table:table-cell>
          <table:table-cell table:style-name="表3.A1" office:value-type="string">
            <text:p text:style-name="P96">意味</text:p>
          </table:table-cell>
          <table:table-cell table:style-name="表3.A1" office:value-type="string">
            <text:p text:style-name="P96">例</text:p>
          </table:table-cell>
          <table:table-cell table:style-name="表3.D1" office:value-type="string">
            <text:p text:style-name="P96">評価結果</text:p>
          </table:table-cell>
        </table:table-row>
        <table:table-row>
          <table:table-cell table:style-name="表3.A2" office:value-type="string">
            <text:p text:style-name="P95">and</text:p>
          </table:table-cell>
          <table:table-cell table:style-name="表3.A2" office:value-type="string">
            <text:p text:style-name="P92">かつ</text:p>
          </table:table-cell>
          <table:table-cell table:style-name="表3.A2" office:value-type="string">
            <text:p text:style-name="P95">True and True</text:p>
          </table:table-cell>
          <table:table-cell table:style-name="表3.D2" office:value-type="string">
            <text:p text:style-name="P95">True</text:p>
          </table:table-cell>
        </table:table-row>
        <table:table-row>
          <table:table-cell table:style-name="表3.A2" office:value-type="string">
            <text:p text:style-name="P95">or</text:p>
          </table:table-cell>
          <table:table-cell table:style-name="表3.A2" office:value-type="string">
            <text:p text:style-name="P92">あるいは</text:p>
          </table:table-cell>
          <table:table-cell table:style-name="表3.A2" office:value-type="string">
            <text:p text:style-name="P95">True or False</text:p>
          </table:table-cell>
          <table:table-cell table:style-name="表3.D2" office:value-type="string">
            <text:p text:style-name="P95">True</text:p>
          </table:table-cell>
        </table:table-row>
        <table:table-row>
          <table:table-cell table:style-name="表3.A2" office:value-type="string">
            <text:p text:style-name="P95">not</text:p>
          </table:table-cell>
          <table:table-cell table:style-name="表3.A2" office:value-type="string">
            <text:p text:style-name="P92">否定</text:p>
          </table:table-cell>
          <table:table-cell table:style-name="表3.A2" office:value-type="string">
            <text:p text:style-name="P95">not True</text:p>
          </table:table-cell>
          <table:table-cell table:style-name="表3.D2" office:value-type="string">
            <text:p text:style-name="P95">False</text:p>
          </table:table-cell>
        </table:table-row>
      </table:table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8"><text:soft-page-break/><text:span text:style-name="T24">9</text:span>.配列（コンテナ）</text:p>
      <text:p text:style-name="P24"/>
      <text:p text:style-name="P64">a)リスト（配列作成後、変更可）</text:p>
      <text:p text:style-name="P64"/>
      <text:p text:style-name="P64">・空のリスト作成</text:p>
      <text:p text:style-name="P64"/>
      <text:p text:style-name="P65"><text:tab/><text:tab/>fruit = list()</text:p>
      <text:p text:style-name="P65"><text:tab/><text:tab/>print(fruit)</text:p>
      <text:p text:style-name="P65"/>
      <text:p text:style-name="P65"><text:tab/><text:tab/>&gt;&gt; []</text:p>
      <text:p text:style-name="P65"/>
      <text:p text:style-name="P65"><text:s/><text:tab/>又は、</text:p>
      <text:p text:style-name="P65"/>
      <text:p text:style-name="P65"><text:tab/><text:tab/>fruit = []</text:p>
      <text:p text:style-name="P65"><text:tab/><text:tab/>print(fruit)</text:p>
      <text:p text:style-name="P65"/>
      <text:p text:style-name="P65"><text:tab/><text:tab/>&gt;&gt; []</text:p>
      <text:p text:style-name="P65"/>
      <text:p text:style-name="P65">・リスト作成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 [‘Apple’, ‘Orange’, ‘Pear’]</text:span></text:p>
      <text:p text:style-name="P30"/>
      <text:p text:style-name="P30">・インデックス</text:p>
      <text:p text:style-name="P30"/>
      <text:p text:style-name="P30"><text:tab/><text:tab/><text:span text:style-name="T5">fruit=[“Apple”,”Orange”,”Pear”]</text:span></text:p>
      <text:p text:style-name="P30"><text:tab/><text:tab/><text:span text:style-name="T5">print(fruit[0])</text:span></text:p>
      <text:p text:style-name="P30"/>
      <text:p text:style-name="P30"><text:tab/><text:tab/><text:span text:style-name="T5">&gt;&gt; ‘Apple’</text:span></text:p>
      <text:p text:style-name="P30"/>
      <text:p text:style-name="P30"><text:tab/><text:tab/><text:span text:style-name="T5">print(fruit[2])</text:span></text:p>
      <text:p text:style-name="P30"/>
      <text:p text:style-name="P30"><text:tab/><text:tab/><text:span text:style-name="T5">&gt;&gt; ‘Pear’</text:span></text:p>
      <text:p text:style-name="P30"/>
      <text:p text:style-name="P30">・リストを末尾に追加（<text:span text:style-name="T5">appendメソッド）</text:span>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fruit.append(“Banana”)</text:span></text:p>
      <text:p text:style-name="P30"><text:tab/><text:tab/><text:span text:style-name="T4">fruit.append(“Peach”)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[‘Apple’, ‘Orange’, ‘Pear’, ‘Banana’, ‘Peach’]</text:span></text:p>
      <text:p text:style-name="P30"/>
      <text:p text:style-name="P30"><text:soft-page-break/>・リストの末尾から削除（<text:span text:style-name="T5">popメソッド）</text:span></text:p>
      <text:p text:style-name="P30"/>
      <text:p text:style-name="P30"><text:tab/><text:tab/><text:span text:style-name="T5">colors = [“blue”, “green”, “yellow”]</text:span></text:p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, ‘yellow’]</text:span></text:p>
      <text:p text:style-name="P30"/>
      <text:p text:style-name="P30"><text:tab/><text:tab/><text:span text:style-name="T5">item = colors.pop()</text:span></text:p>
      <text:p text:style-name="P30"><text:tab/><text:tab/><text:span text:style-name="T5">print(item)</text:span></text:p>
      <text:p text:style-name="P30"/>
      <text:p text:style-name="P30"><text:tab/><text:tab/><text:span text:style-name="T5">&gt;&gt; ‘yellow’</text:span></text:p>
      <text:p text:style-name="P30"/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]</text:span></text:p>
      <text:p text:style-name="P30"/>
      <text:p text:style-name="P30">・リストの連結（<text:span text:style-name="T6">+）</text:span></text:p>
      <text:p text:style-name="P30"/>
      <text:p text:style-name="P30"><text:tab/><text:tab/><text:span text:style-name="T5">colors1 = [“blue”, “green”]</text:span></text:p>
      <text:p text:style-name="P30"><text:tab/><text:tab/><text:span text:style-name="T5">colors2 = [“yellow”, “black”]</text:span></text:p>
      <text:p text:style-name="P30"><text:tab/><text:tab/><text:span text:style-name="T6">colors3 = colors1 + colors2</text:span></text:p>
      <text:p text:style-name="P30"><text:tab/><text:tab/><text:span text:style-name="T6">print(colors3)</text:span></text:p>
      <text:p text:style-name="P30"/>
      <text:p text:style-name="P30"><text:tab/><text:tab/><text:span text:style-name="T6">&gt;&gt; [‘blue’, ‘green’, ‘yellow’, ‘black’]</text:span></text:p>
      <text:p text:style-name="P30"/>
      <text:p text:style-name="P30">・リストに含まれているか調べる（<text:span text:style-name="T6">in, not i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“green” in colors)</text:span></text:p>
      <text:p text:style-name="P30"/>
      <text:p text:style-name="P30"><text:tab/><text:tab/><text:span text:style-name="T6">&gt;&gt; True</text:span></text:p>
      <text:p text:style-name="P30"/>
      <text:p text:style-name="P30"><text:tab/><text:tab/>※要素が入っていないことを調べるには、<text:span text:style-name="T6">not in演算子</text:span></text:p>
      <text:p text:style-name="P30"/>
      <text:p text:style-name="P30">・リストのサイズ（<text:span text:style-name="T6">le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len(colors))</text:span></text:p>
      <text:p text:style-name="P30"/>
      <text:p text:style-name="P30"><text:tab/><text:tab/><text:span text:style-name="T6">&gt;&gt; 3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3"><text:soft-page-break/>b)タプル（配列作成後、変更不可）</text:p>
      <text:p text:style-name="P32"/>
      <text:p text:style-name="P30">・タプル作成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)</text:span></text:p>
      <text:p text:style-name="P30"/>
      <text:p text:style-name="P30"><text:tab/><text:tab/><text:span text:style-name="T7">&gt;&gt; (‘blue’, ‘green’, ‘yellow’)</text:span></text:p>
      <text:p text:style-name="P30"/>
      <text:p text:style-name="P30">・インデックス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[1])</text:span></text:p>
      <text:p text:style-name="P30"/>
      <text:p text:style-name="P30"><text:tab/><text:tab/><text:span text:style-name="T7">&gt;&gt; ‘green’</text:span></text:p>
      <text:p text:style-name="P30"/>
      <text:p text:style-name="P30">・タプルに含まれているか調べる（<text:span text:style-name="T7">in, not in）</text:span>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“blue” in colors)</text:span></text:p>
      <text:p text:style-name="P30"/>
      <text:p text:style-name="P30"><text:tab/><text:tab/><text:span text:style-name="T7">&gt;&gt; True</text:span></text:p>
      <text:p text:style-name="P30"/>
      <text:p text:style-name="P30"><text:tab/><text:tab/>※要素が入っていないか調べるには、<text:span text:style-name="T7">not in演算子を使う。</text:span></text:p>
      <text:p text:style-name="P30"/>
      <text:p text:style-name="P30"/>
      <text:p text:style-name="P34">c)辞書</text:p>
      <text:p text:style-name="P34"/>
      <text:p text:style-name="P34">・辞書データ作成</text:p>
      <text:p text:style-name="P34"/>
      <text:p text:style-name="P34"><text:tab/><text:tab/>辞書名 = [キー] [値]</text:p>
      <text:p text:style-name="P34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tab/><text:tab/>print(fruits[“Apple”])</text:p>
      <text:p text:style-name="P34"/>
      <text:p text:style-name="P34"><text:tab/><text:tab/>&gt;&gt; ‘Red’</text:p>
      <text:p text:style-name="P34"/>
      <text:p text:style-name="P34">・辞書追加</text:p>
      <text:p text:style-name="P34"><text:tab/><text:tab/></text:p>
      <text:p text:style-name="P34"><text:tab/><text:tab/><text:span text:style-name="T8">fruits[“Peach”] = “pink”</text:span></text:p>
      <text:p text:style-name="P34"><text:tab/><text:tab/><text:span text:style-name="T8">print(fruits)</text:span></text:p>
      <text:p text:style-name="P34"/>
      <text:p text:style-name="P34"><text:tab/><text:tab/><text:span text:style-name="T8">&gt;&gt; {‘Apple’: ‘Red’, ‘Banana’: ‘yellow’, ‘Peach’: ‘pink’}</text:span></text:p>
      <text:p text:style-name="P34"/>
      <text:p text:style-name="P34"/>
      <text:p text:style-name="P34"><text:soft-page-break/>・辞書削除</text:p>
      <text:p text:style-name="P34"/>
      <text:p text:style-name="P35"><text:tab/><text:tab/>fruits = {“Apple”: “Red”,</text:p>
      <text:p text:style-name="P35"><text:tab/><text:tab/><text:tab/> <text:s text:c="3"/>“Banana”: “yellow”}</text:p>
      <text:p text:style-name="P35"/>
      <text:p text:style-name="P35"><text:tab/><text:tab/><text:span text:style-name="T9">del fruits[“Apple”]</text:span></text:p>
      <text:p text:style-name="P35"><text:tab/><text:tab/><text:span text:style-name="T9">print(fruits)</text:span></text:p>
      <text:p text:style-name="P35"/>
      <text:p text:style-name="P35"><text:tab/><text:tab/><text:span text:style-name="T9">&gt;&gt; {‘Banana’: ‘yellow’}</text:span></text:p>
      <text:p text:style-name="P35"/>
      <text:p text:style-name="P35">・辞書<text:span text:style-name="T3">に含まれているか調べる（in, not in）</text:span></text:p>
      <text:p text:style-name="P31"/>
      <text:p text:style-name="P31"><text:tab/><text:tab/><text:span text:style-name="T7">fruits = {“Apple”: “Red”,</text:span></text:p>
      <text:p text:style-name="P35"><text:tab/><text:tab/><text:tab/> <text:s text:c="3"/>“Banana”: “yellow”}</text:p>
      <text:p text:style-name="P35"><text:tab/><text:tab/><text:span text:style-name="T9">print(“Apple” in fruits”)</text:span></text:p>
      <text:p text:style-name="P31"/>
      <text:p text:style-name="P31"><text:tab/><text:tab/><text:span text:style-name="T7">&gt;&gt; True</text:span></text:p>
      <text:p text:style-name="P31"/>
      <text:p text:style-name="P31"><text:tab/><text:tab/>※要素が入っていないか調べるには、<text:span text:style-name="T7">not in演算子を使う。</text:span></text:p>
      <text:p text:style-name="P24"/>
      <text:p text:style-name="P24"/>
      <text:p text:style-name="P24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90">方法</text:p>
          </table:table-cell>
          <table:table-cell table:style-name="表4.B1" office:value-type="string">
            <text:p text:style-name="P91">説明</text:p>
          </table:table-cell>
        </table:table-row>
        <table:table-row>
          <table:table-cell table:style-name="表4.A2" office:value-type="string">
            <text:p text:style-name="P87">list(辞書.keys())</text:p>
          </table:table-cell>
          <table:table-cell table:style-name="表4.B2" office:value-type="string">
            <text:p text:style-name="P83">キーの一覧をリストで得る</text:p>
          </table:table-cell>
        </table:table-row>
        <table:table-row>
          <table:table-cell table:style-name="表4.A2" office:value-type="string">
            <text:p text:style-name="P87">sorted(辞書.keys())</text:p>
          </table:table-cell>
          <table:table-cell table:style-name="表4.B2" office:value-type="string">
            <text:p text:style-name="P83">キーの一覧をソート済みのリストで得る</text:p>
          </table:table-cell>
        </table:table-row>
        <table:table-row>
          <table:table-cell table:style-name="表4.A2" office:value-type="string">
            <text:p text:style-name="P83">辞書.<text:span text:style-name="T10">values()</text:span></text:p>
          </table:table-cell>
          <table:table-cell table:style-name="表4.B2" office:value-type="string">
            <text:p text:style-name="P83">値の一覧を得る</text:p>
          </table:table-cell>
        </table:table-row>
        <table:table-row>
          <table:table-cell table:style-name="表4.A2" office:value-type="string">
            <text:p text:style-name="P87">list(辞書.items())</text:p>
          </table:table-cell>
          <table:table-cell table:style-name="表4.B2" office:value-type="string">
            <text:p text:style-name="P87">(キー、値)のタプルのリストで一覧を得る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><text:soft-page-break/><text:span text:style-name="T24">10</text:span>.文字列操作</text:p>
      <text:p text:style-name="P36"/>
      <text:p text:style-name="P38">a)インデックス</text:p>
      <text:p text:style-name="P38"/>
      <text:p text:style-name="P38"><text:tab/>moji = “cat”</text:p>
      <text:p text:style-name="P38"><text:tab/>print(moji[0])</text:p>
      <text:p text:style-name="P38"><text:tab/>print(moji[1])</text:p>
      <text:p text:style-name="P38"><text:tab/>print(moji[2])</text:p>
      <text:p text:style-name="P38"/>
      <text:p text:style-name="P38"><text:tab/>&gt;&gt; ‘c’</text:p>
      <text:p text:style-name="P38"><text:tab/>&gt;&gt; ‘a’</text:p>
      <text:p text:style-name="P38"><text:tab/>&gt;&gt; ‘t’</text:p>
      <text:p text:style-name="P38"/>
      <text:p text:style-name="P36"><text:span text:style-name="T11">b</text:span>)文字列の足し算</text:p>
      <text:p text:style-name="P36"/>
      <text:p text:style-name="P36"><text:tab/>moji = “cat” + “ in “ + “the” + “ hat”</text:p>
      <text:p text:style-name="P36"><text:tab/>print(moji)</text:p>
      <text:p text:style-name="P36"/>
      <text:p text:style-name="P36"><text:tab/>&gt;&gt; cat in the hat</text:p>
      <text:p text:style-name="P36"/>
      <text:p text:style-name="P36"><text:span text:style-name="T11">c</text:span>)文字列のかけ算</text:p>
      <text:p text:style-name="P36"/>
      <text:p text:style-name="P36"><text:tab/>moji = “cat” * 3</text:p>
      <text:p text:style-name="P36"><text:tab/>print(moji)</text:p>
      <text:p text:style-name="P36"/>
      <text:p text:style-name="P36"><text:tab/>&gt;&gt; catcatcat</text:p>
      <text:p text:style-name="P36"/>
      <text:p text:style-name="P36"><text:span text:style-name="T11">d</text:span>)大文字小文字変換</text:p>
      <text:p text:style-name="P36"/>
      <text:p text:style-name="P36"><text:tab/>・全て大文字に変換（<text:span text:style-name="T11">upperメソッド）</text:span></text:p>
      <text:p text:style-name="P36"/>
      <text:p text:style-name="P36"><text:tab/><text:tab/>moji = “Cat in the Hat”</text:p>
      <text:p text:style-name="P36"><text:tab/><text:tab/><text:span text:style-name="T11">moji = </text:span>moji.upper()</text:p>
      <text:p text:style-name="P36"><text:tab/><text:tab/>print(moji)</text:p>
      <text:p text:style-name="P36"/>
      <text:p text:style-name="P37"><text:tab/><text:tab/>&gt;&gt; CAT IN THE HAT</text:p>
      <text:p text:style-name="P37"/>
      <text:p text:style-name="P37"><text:tab/>・全てを小文字に変換（<text:span text:style-name="T11">lower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lower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7"><text:soft-page-break/><text:tab/>・文字列の最初の文字だけ大文字（キャピタライズ）（<text:span text:style-name="T11">capitalize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capitalize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8">e)書式化（<text:span text:style-name="T12">formatメソッド）</text:span></text:p>
      <text:p text:style-name="P38"/>
      <text:p text:style-name="P38"><text:tab/><text:span text:style-name="T12">moji = “こんにちは、{}”.format(“いい天気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0}{1}{2}”.format(“いい”, “天気”, “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name}{san}”.format(name=”高橋”, san=”さん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高橋さん</text:span></text:p>
      <text:p text:style-name="P38"/>
      <text:p text:style-name="P39">f)分割（splitメソッド）</text:p>
      <text:p text:style-name="P39"/>
      <text:p text:style-name="P39"><text:tab/><text:span text:style-name="T13">moji = “こんにちは、いい天気ですね。”.split(“、”)</text:span></text:p>
      <text:p text:style-name="P39"><text:tab/><text:span text:style-name="T13">print(moji)</text:span></text:p>
      <text:p text:style-name="P39"/>
      <text:p text:style-name="P39"><text:tab/><text:span text:style-name="T13">&gt;&gt; ['こんにちは', 'いい天気ですね。']</text:span></text:p>
      <text:p text:style-name="P39"/>
      <text:p text:style-name="P40">g)結合（joinメソッド)</text:p>
      <text:p text:style-name="P40"/>
      <text:p text:style-name="P40"><text:tab/>moji = “<text:span text:style-name="T14">abc”</text:span></text:p>
      <text:p text:style-name="P40"><text:tab/><text:span text:style-name="T14">moji = “+”.join(moji)</text:span></text:p>
      <text:p text:style-name="P40"><text:tab/><text:span text:style-name="T14">print(moji)</text:span></text:p>
      <text:p text:style-name="P40"/>
      <text:p text:style-name="P40"><text:tab/><text:span text:style-name="T14">&gt;&gt; a+b+c</text:span></text:p>
      <text:p text:style-name="P40"/>
      <text:p text:style-name="P41">h)空白除去（stripメソッド）</text:p>
      <text:p text:style-name="P41"><text:tab/></text:p>
      <text:p text:style-name="P41"><text:tab/>moji = “ <text:s text:c="2"/>abc <text:s text:c="2"/>“</text:p>
      <text:p text:style-name="P41"><text:tab/>moji = moji.strip()</text:p>
      <text:p text:style-name="P41"><text:tab/>print(moji)</text:p>
      <text:p text:style-name="P41"><text:tab/>&gt;&gt; abc</text:p>
      <text:p text:style-name="P41"><text:soft-page-break/>i)置換え（replaceメソッド）</text:p>
      <text:p text:style-name="P41"/>
      <text:p text:style-name="P41"><text:tab/>moji = “aabbcc”</text:p>
      <text:p text:style-name="P41"><text:tab/>moji = moji.replace(“a”, “g”)</text:p>
      <text:p text:style-name="P41"><text:tab/>print(moji)</text:p>
      <text:p text:style-name="P41"/>
      <text:p text:style-name="P41"><text:tab/>&gt;&gt; ggbbcc</text:p>
      <text:p text:style-name="P41"/>
      <text:p text:style-name="P41">j)文字を探す（indexメソッド）</text:p>
      <text:p text:style-name="P41"/>
      <text:p text:style-name="P41"><text:tab/>moji = “abcde”</text:p>
      <text:p text:style-name="P41"><text:tab/>print(moji.index(“c”))</text:p>
      <text:p text:style-name="P41"/>
      <text:p text:style-name="P41"><text:tab/>&gt;&gt; 2</text:p>
      <text:p text:style-name="P41"/>
      <text:p text:style-name="P41"><text:tab/>・文字列に含まれているかどうか調べる</text:p>
      <text:p text:style-name="P41"/>
      <text:p text:style-name="P41"><text:tab/><text:tab/><text:span text:style-name="T15">moji = “abcde”</text:span></text:p>
      <text:p text:style-name="P41"><text:tab/><text:tab/><text:span text:style-name="T15">try:</text:span></text:p>
      <text:p text:style-name="P41"><text:tab/><text:tab/><text:tab/><text:span text:style-name="T15">print(moji.index(“z”))</text:span></text:p>
      <text:p text:style-name="P41"><text:tab/><text:tab/><text:span text:style-name="T15">except:</text:span></text:p>
      <text:p text:style-name="P41"><text:tab/><text:tab/><text:tab/><text:span text:style-name="T15">print(“Not found.”)</text:span></text:p>
      <text:p text:style-name="P41"/>
      <text:p text:style-name="P41"><text:tab/><text:tab/><text:span text:style-name="T15">&gt;&gt; Not found.</text:span></text:p>
      <text:p text:style-name="P41"/>
      <text:p text:style-name="P42">k)抱含（指定した文字列を含んでいるかどうか？）（in演算子）</text:p>
      <text:p text:style-name="P42"/>
      <text:p text:style-name="P42"><text:tab/>moji = “Cat in the hat.”</text:p>
      <text:p text:style-name="P42"><text:tab/><text:span text:style-name="T16">print(</text:span>“Cat” in moji<text:span text:style-name="T16">)</text:span></text:p>
      <text:p text:style-name="P42"/>
      <text:p text:style-name="P42"><text:tab/>&gt;&gt; True</text:p>
      <text:p text:style-name="P42"/>
      <text:p text:style-name="P42"><text:tab/>※<text:span text:style-name="T16">not in で含んでいないかを確認できる。</text:span></text:p>
      <text:p text:style-name="P42"/>
      <text:p text:style-name="P43">l)エスケープ文字（特殊文字を文字として認識させる）（\）</text:p>
      <text:p text:style-name="P43"/>
      <text:p text:style-name="P43"><text:tab/>moji = “こんにちは、いい\”天気\”ですね”</text:p>
      <text:p text:style-name="P43"><text:tab/>print(moji)</text:p>
      <text:p text:style-name="P43"/>
      <text:p text:style-name="P43"><text:tab/>&gt;&gt; こんにちは、いい”天気”ですね</text:p>
      <text:p text:style-name="P43"/>
      <text:p text:style-name="P43">m)改行（\n）</text:p>
      <text:p text:style-name="P43"/>
      <text:p text:style-name="P43"><text:tab/>moji = “line1\nline2\nline3”</text:p>
      <text:p text:style-name="P43"><text:tab/>print(moji)</text:p>
      <text:p text:style-name="P43"><text:tab/>&gt;&gt; line1</text:p>
      <text:p text:style-name="P43"><text:soft-page-break/><text:tab/>&gt;&gt;line2</text:p>
      <text:p text:style-name="P43"><text:tab/>&gt;&gt;line3</text:p>
      <text:p text:style-name="P43"/>
      <text:p text:style-name="P43">n)スライス（[イテラブル][[開始インデックス] : [終了インデックス]）</text:p>
      <text:p text:style-name="P43"/>
      <text:p text:style-name="P43"><text:tab/>moji = [“マリオ”, “リンク”, “ドンキーコング”, “カービィ”, “インクリング”]</text:p>
      <text:p text:style-name="P44"><text:tab/>print(moji[0:<text:span text:style-name="T17">3])</text:span></text:p>
      <text:p text:style-name="P44"/>
      <text:p text:style-name="P44"><text:tab/><text:span text:style-name="T17">&gt;&gt; </text:span><text:s/>['マリオ', 'リンク', 'ドンキーコング']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"><text:soft-page-break/>1<text:span text:style-name="T24">1</text:span>.条件文（if）</text:p>
      <text:p text:style-name="P45"/>
      <text:p text:style-name="P45">・if文</text:p>
      <text:p text:style-name="P45"/>
      <text:p text:style-name="P45"><text:tab/>home = “東京”</text:p>
      <text:p text:style-name="P45"/>
      <text:p text:style-name="P45"><text:tab/>if home == “神奈川”:</text:p>
      <text:p text:style-name="P45"><text:tab/><text:tab/>print(“神奈川に住んでいます。”)</text:p>
      <text:p text:style-name="P45"><text:tab/>elif home == “東京”:</text:p>
      <text:p text:style-name="P45"><text:tab/><text:tab/>print(“東京に住んでいます。”)</text:p>
      <text:p text:style-name="P45"><text:tab/>else:</text:p>
      <text:p text:style-name="P45"><text:tab/><text:tab/>print(“どこにも住んでいません。”)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1"><text:soft-page-break/>1<text:span text:style-name="T24">2</text:span>.<text:span text:style-name="T18">繰り返し(for・while)</text:span></text:p>
      <text:p text:style-name="P45"/>
      <text:p text:style-name="P47">・for文</text:p>
      <text:p text:style-name="P47"/>
      <text:p text:style-name="P47"><text:tab/>fruits = [“Apple”, “Banana”, “Peach”]</text:p>
      <text:p text:style-name="P47"><text:tab/>for kudamono in fruits:</text:p>
      <text:p text:style-name="P47"><text:tab/><text:tab/>print(kudamono)</text:p>
      <text:p text:style-name="P47"/>
      <text:p text:style-name="P47"><text:tab/>&gt;&gt; Apple</text:p>
      <text:p text:style-name="P47"><text:tab/>&gt;&gt; Banana</text:p>
      <text:p text:style-name="P47"><text:tab/>&gt;&gt; Peach</text:p>
      <text:p text:style-name="P47"/>
      <text:p text:style-name="P47"/>
      <text:p text:style-name="P47">・<text:span text:style-name="T19">enumerate関数（インデックス番号と要素を順に取得する関数）</text:span></text:p>
      <text:p text:style-name="P47"/>
      <text:p text:style-name="P48"><text:tab/>fruits = [“Apple”, “Banana”, “Peach”]</text:p>
      <text:p text:style-name="P48"><text:tab/>for kudamono in <text:span text:style-name="T19">enumerate(</text:span>fruits<text:span text:style-name="T19">)</text:span>:</text:p>
      <text:p text:style-name="P48"><text:tab/><text:tab/>print(kudamono)</text:p>
      <text:p text:style-name="P48"/>
      <text:p text:style-name="P48"><text:tab/>&gt;&gt; <text:span text:style-name="T19">(0, ‘</text:span>Apple’<text:span text:style-name="T19">)</text:span></text:p>
      <text:p text:style-name="P48"><text:tab/>&gt;&gt; <text:span text:style-name="T19">(1, ‘</text:span>Banana’<text:span text:style-name="T19">)</text:span></text:p>
      <text:p text:style-name="P48"><text:tab/>&gt;&gt; <text:span text:style-name="T19">(2, ‘</text:span>Peach’<text:span text:style-name="T19">)</text:span></text:p>
      <text:p text:style-name="P48"/>
      <text:p text:style-name="P48"/>
      <text:p text:style-name="P48">・<text:span text:style-name="T19">range関数</text:span></text:p>
      <text:p text:style-name="P48"/>
      <text:p text:style-name="P48"><text:tab/><text:span text:style-name="T19">for i in range(1, 5):</text:span></text:p>
      <text:p text:style-name="P48"><text:tab/><text:tab/><text:span text:style-name="T19">print(i)</text:span></text:p>
      <text:p text:style-name="P48"/>
      <text:p text:style-name="P48"><text:tab/><text:span text:style-name="T19">&gt;&gt; 1</text:span></text:p>
      <text:p text:style-name="P48"><text:tab/><text:span text:style-name="T19">&gt;&gt; 2</text:span></text:p>
      <text:p text:style-name="P48"><text:tab/><text:span text:style-name="T19">&gt;&gt; 3</text:span></text:p>
      <text:p text:style-name="P48"><text:tab/><text:span text:style-name="T19">&gt;&gt; 4</text:span></text:p>
      <text:p text:style-name="P48"/>
      <text:p text:style-name="P57"><text:tab/>例：range(3) … 0, 1, 2</text:p>
      <text:p text:style-name="P57"><text:tab/> <text:s text:c="6"/>range(1, 5)…1, 2, 3, 4</text:p>
      <text:p text:style-name="P57"><text:tab/> <text:s text:c="6"/>range(0, 10, 2)…0, 2, 4, 6, 8</text:p>
      <text:p text:style-name="P57"/>
      <text:p text:style-name="P57"><text:tab/>※指定したアタの直前まで出力される。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・<text:span text:style-name="T19">while文</text:span></text:p>
      <text:p text:style-name="P48"/>
      <text:p text:style-name="P48"><text:tab/><text:span text:style-name="T19">x = 5</text:span></text:p>
      <text:p text:style-name="P48"><text:tab/><text:span text:style-name="T19">while x &gt; 0:</text:span></text:p>
      <text:p text:style-name="P48"><text:tab/><text:tab/><text:span text:style-name="T19">print(“{}”.format(x))</text:span></text:p>
      <text:p text:style-name="P48"><text:tab/><text:tab/><text:span text:style-name="T19">x -= 1</text:span></text:p>
      <text:p text:style-name="P48"><text:tab/><text:span text:style-name="T19">print(“end”)</text:span></text:p>
      <text:p text:style-name="P48"/>
      <text:p text:style-name="P48"><text:tab/><text:span text:style-name="T19">&gt;&gt; 5</text:span></text:p>
      <text:p text:style-name="P48"><text:tab/><text:span text:style-name="T19">&gt;&gt; 4</text:span></text:p>
      <text:p text:style-name="P48"><text:tab/><text:span text:style-name="T19">&gt;&gt; 3</text:span></text:p>
      <text:p text:style-name="P48"><text:tab/><text:span text:style-name="T19">&gt;&gt; 2</text:span></text:p>
      <text:p text:style-name="P48"><text:tab/><text:span text:style-name="T19">&gt;&gt; 1</text:span></text:p>
      <text:p text:style-name="P48"><text:tab/><text:span text:style-name="T19">&gt;&gt; end</text:span></text:p>
      <text:p text:style-name="P48"/>
      <text:p text:style-name="P48"/>
      <text:p text:style-name="P48">・<text:span text:style-name="T20">while文（無限ループ）</text:span></text:p>
      <text:p text:style-name="P48"/>
      <text:p text:style-name="P48"><text:tab/><text:span text:style-name="T20">while True:</text:span></text:p>
      <text:p text:style-name="P48"><text:tab/><text:tab/><text:span text:style-name="T20">print(“Hello, World”)</text:span></text:p>
      <text:p text:style-name="P48"/>
      <text:p text:style-name="P48"><text:tab/><text:span text:style-name="T20">&gt;&gt; Hello, World</text:span></text:p>
      <text:p text:style-name="P48"><text:tab/><text:span text:style-name="T20">&gt;&gt; Hello, World</text:span></text:p>
      <text:p text:style-name="P48"><text:tab/>・</text:p>
      <text:p text:style-name="P48"><text:tab/>・</text:p>
      <text:p text:style-name="P48"><text:tab/>・</text:p>
      <text:p text:style-name="P48"/>
      <text:p text:style-name="P48"/>
      <text:p text:style-name="P48">・<text:span text:style-name="T20">break文（ループ終了）</text:span></text:p>
      <text:p text:style-name="P48"/>
      <text:p text:style-name="P48"><text:tab/><text:span text:style-name="T20">for i in range(0, 100):</text:span></text:p>
      <text:p text:style-name="P48"><text:tab/><text:tab/><text:span text:style-name="T20">print(i)</text:span></text:p>
      <text:p text:style-name="P48"><text:tab/><text:tab/><text:span text:style-name="T20">break</text:span></text:p>
      <text:p text:style-name="P48"/>
      <text:p text:style-name="P48"><text:tab/><text:span text:style-name="T20">&gt;&gt; 0</text:span></text:p>
      <text:p text:style-name="P48"/>
      <text:p text:style-name="P48">・<text:span text:style-name="T20">continue文（次のループに移行）</text:span></text:p>
      <text:p text:style-name="P48"/>
      <text:p text:style-name="P48"><text:tab/><text:span text:style-name="T20">for i in range(1, 4):</text:span></text:p>
      <text:p text:style-name="P48"><text:tab/><text:tab/><text:span text:style-name="T20">if i == 2:</text:span></text:p>
      <text:p text:style-name="P48"><text:tab/><text:tab/><text:tab/><text:span text:style-name="T20">continue</text:span></text:p>
      <text:p text:style-name="P48"><text:tab/><text:tab/><text:span text:style-name="T20">print(i)</text:span></text:p>
      <text:p text:style-name="P48"/>
      <text:p text:style-name="P48"><text:tab/><text:span text:style-name="T20">&gt;&gt; 1</text:span></text:p>
      <text:p text:style-name="P48"><text:tab/><text:span text:style-name="T20">&gt;&gt; 3</text:span></text:p>
      <text:p text:style-name="P48"/>
      <text:p text:style-name="P12"><text:soft-page-break/>1<text:span text:style-name="T24">3.関数</text:span></text:p>
      <text:p text:style-name="P46"/>
      <text:p text:style-name="P49">def [関数名] ([引数]):</text:p>
      <text:p text:style-name="P49"><text:tab/>[関数定義]</text:p>
      <text:p text:style-name="P49"/>
      <text:p text:style-name="P49"/>
      <text:p text:style-name="P49">例1：</text:p>
      <text:p text:style-name="P49"><text:tab/>def f(x):</text:p>
      <text:p text:style-name="P49"><text:tab/><text:tab/>return x + 1</text:p>
      <text:p text:style-name="P49"/>
      <text:p text:style-name="P49"><text:tab/>z = f(4)</text:p>
      <text:p text:style-name="P49"><text:tab/>print(z)</text:p>
      <text:p text:style-name="P49"/>
      <text:p text:style-name="P49"><text:tab/>&gt;&gt; 5</text:p>
      <text:p text:style-name="P49"/>
      <text:p text:style-name="P49">例2:</text:p>
      <text:p text:style-name="P49"><text:tab/>def f():</text:p>
      <text:p text:style-name="P49"><text:tab/><text:tab/>return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2</text:p>
      <text:p text:style-name="P49"/>
      <text:p text:style-name="P49">例3:</text:p>
      <text:p text:style-name="P49"><text:tab/>def f(x, y, z):</text:p>
      <text:p text:style-name="P49"><text:tab/><text:tab/>return x + y + z</text:p>
      <text:p text:style-name="P49"/>
      <text:p text:style-name="P49"><text:tab/>result = f(1, 2, 3)</text:p>
      <text:p text:style-name="P49"><text:tab/>print(result)</text:p>
      <text:p text:style-name="P49"/>
      <text:p text:style-name="P49"><text:tab/>&gt;&gt; 6</text:p>
      <text:p text:style-name="P49"/>
      <text:p text:style-name="P49">例4:</text:p>
      <text:p text:style-name="P49"><text:tab/>def f():</text:p>
      <text:p text:style-name="P49"><text:tab/><text:tab/>z =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None</text:p>
      <text:p text:style-name="P49"/>
      <text:p text:style-name="P49"/>
      <text:p text:style-name="P49"/>
      <text:p text:style-name="P49"/>
      <text:p text:style-name="P12"><text:soft-page-break/>1<text:span text:style-name="T24">4.クラス型</text:span></text:p>
      <text:p text:style-name="P46"/>
      <text:p text:style-name="P49">class <text:span text:style-name="T21">Tttt:<text:tab/><text:tab/><text:tab/><text:tab/><text:tab/><text:tab/># クラス名は、最初の文字を大文字にする。</text:span></text:p>
      <text:p text:style-name="P49"><text:tab/><text:span text:style-name="T21">def __init__(self, [引数]):</text:span></text:p>
      <text:p text:style-name="P49"><text:tab/><text:tab/><text:span text:style-name="T21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9"><text:tab/><text:tab/><text:span text:style-name="T21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9"/>
      <text:p text:style-name="P49"><text:tab/><text:span text:style-name="T21">def aaa(self):</text:span></text:p>
      <text:p text:style-name="P49"><text:tab/><text:tab/><text:span text:style-name="T21">return 20</text:span></text:p>
      <text:p text:style-name="P49"/>
      <text:p text:style-name="P50">if __<text:span text:style-name="T22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50"><text:tab/>Tttt([引数]).aaa()<text:tab/><text:tab/><text:tab/><text:tab/># クラス名()で実行される。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3"><text:soft-page-break/>1<text:span text:style-name="T24">5.外部モジュールインポート</text:span></text:p>
      <text:p text:style-name="P50"/>
      <text:p text:style-name="P50">・別ファイルでクラスの中の関数を実行したいときは、クラスファイルをimportする。</text:p>
      <text:p text:style-name="P50"/>
      <text:p text:style-name="P51">hw.py<text:tab/><text:tab/>(クラス型ファイル)</text:p>
      <text:p text:style-name="P50"><draw:frame text:anchor-type="paragraph" draw:z-index="3" draw:name="シェイプ3" draw:style-name="gr3" draw:text-style-name="P110" svg:width="16.063cm" svg:height="3.469cm" svg:x="0.192cm" svg:y="0.12cm"><draw:text-box><text:p><text:span text:style-name="T31">class Hello:</text:span></text:p><text:p><text:span text:style-name="T31"><text:tab/></text:span><text:span text:style-name="T31">def __init__(self):</text:span></text:p><text:p><text:span text:style-name="T31"><text:tab/></text:span><text:span text:style-name="T31"><text:tab/></text:span><text:span text:style-name="T31"><text:tab/></text:span><text:span text:style-name="T31">None</text:span></text:p><text:p><text:span text:style-name="T31"><text:tab/></text:span><text:span text:style-name="T31"><text:tab/></text:span></text:p><text:p><text:span text:style-name="T31"><text:tab/></text:span><text:span text:style-name="T31">def world(self):</text:span></text:p><text:p><text:span text:style-name="T31"><text:tab/></text:span><text:span text:style-name="T31"><text:tab/></text:span><text:span text:style-name="T31"><text:tab/></text:span><text:span text:style-name="T31">print(“Hello World!!”) 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aaa.py</text:p>
      <text:p text:style-name="P51"><draw:frame text:anchor-type="paragraph" draw:z-index="4" draw:name="シェイプ3" draw:style-name="gr3" draw:text-style-name="P110" svg:width="16.063cm" svg:height="3.469cm" svg:x="0.192cm" svg:y="0.12cm"><draw:text-box><text:p><text:span text:style-name="T31">from hw import Hello</text:span></text:p><text:p><text:span text:style-name="T31"/></text:p><text:p><text:span text:style-name="T31">Hello().world()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5">&gt;&gt; Hello World!!</text:p>
      <text:p text:style-name="P52"/>
      <text:p text:style-name="P51">・クラス型を使わない場合、ファイル名を<text:span text:style-name="T22">importする。</text:span></text:p>
      <text:p text:style-name="P51"/>
      <text:p text:style-name="P55">hw.py</text:p>
      <text:p text:style-name="P51"><draw:frame text:anchor-type="paragraph" draw:z-index="6" draw:name="シェイプ3" draw:style-name="gr3" draw:text-style-name="P110" svg:width="16.063cm" svg:height="3.469cm" svg:x="0.192cm" svg:y="0.203cm"><draw:text-box><text:p><text:span text:style-name="T31">def world():</text:span></text:p><text:p><text:span text:style-name="T31"><text:tab/></text:span><text:span text:style-name="T31">print(“Hello World!!”)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5">aaa.py</text:p>
      <text:p text:style-name="P51"><draw:frame text:anchor-type="paragraph" draw:z-index="7" draw:name="シェイプ3" draw:style-name="gr3" draw:text-style-name="P110" svg:width="16.063cm" svg:height="3.469cm" svg:x="0.192cm" svg:y="0.203cm"><draw:text-box><text:p><text:span text:style-name="T31">Import hw</text:span></text:p><text:p><text:span text:style-name="T31"/></text:p><text:p><text:span text:style-name="T31">hw.world()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5">&gt;&gt; Hello World!!</text:p>
      <text:p text:style-name="P51"/>
      <text:p text:style-name="P51"/>
      <text:p text:style-name="P14"><text:soft-page-break/>1<text:span text:style-name="T24">6</text:span>.言語特有の書式等</text:p>
      <text:p text:style-name="P54"/>
      <text:p text:style-name="P54">a)ランダムモジュール</text:p>
      <text:p text:style-name="P54"><text:tab/>import random</text:p>
      <text:p text:style-name="P54"/>
      <text:p text:style-name="P54"><text:tab/>random.randint(最初の整数、最後の整数）　#２つの整数の範囲で乱数を作る</text:p>
      <text:p text:style-name="P54"><text:tab/></text:p>
      <text:p text:style-name="P54"><text:tab/><text:span text:style-name="T26">abc = [“A”, “B”, “C”]</text:span></text:p>
      <text:p text:style-name="P54"><text:tab/><text:span text:style-name="T26">random.choice(abc)<text:tab/>#リストabc内から、一つをランダムでチョイスする</text:span></text:p>
      <text:p text:style-name="P54"/>
      <text:p text:style-name="P55">b)例外処理</text:p>
      <text:p text:style-name="P55"><text:tab/>try:<text:tab/><text:tab/><text:tab/><text:tab/>Aが例外を出したら、Bを出力</text:p>
      <text:p text:style-name="P55"><text:tab/><text:tab/>A</text:p>
      <text:p text:style-name="P55"><text:tab/>except:</text:p>
      <text:p text:style-name="P55"><text:tab/><text:tab/>B</text:p>
      <text:p text:style-name="P55"/>
      <text:p text:style-name="P59">c)時間モジュール</text:p>
      <text:p text:style-name="P59"><text:tab/>import datetime</text:p>
      <text:p text:style-name="P59"/>
      <text:p text:style-name="P59"><text:tab/>datetime.datetime.now()<text:tab/><text:tab/>#現在時刻を入手</text:p>
      <text:p text:style-name="P55"/>
      <text:p text:style-name="P58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15"><text:soft-page-break/>1<text:span text:style-name="T24">7</text:span>.ファイル処理<text:tab/><text:tab/></text:p>
      <text:p text:style-name="P67"/>
      <text:p text:style-name="P67">・pythonで別のファイルを読み込む</text:p>
      <text:p text:style-name="P66"/>
      <text:p text:style-name="P67"><text:tab/>with open(“ファイル名”, mode=”r”, encoding=”utf-8”) as f:</text:p>
      <text:p text:style-name="P69"><text:tab/></text:p>
      <text:p text:style-name="P66"/>
      <text:p text:style-name="P69"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99">w</text:p>
          </table:table-cell>
          <table:table-cell table:style-name="表5.B1" office:value-type="string">
            <text:p text:style-name="P100">ファイルを書き込みモードで開く</text:p>
          </table:table-cell>
        </table:table-row>
        <table:table-row>
          <table:table-cell table:style-name="表5.A2" office:value-type="string">
            <text:p text:style-name="P99">r</text:p>
          </table:table-cell>
          <table:table-cell table:style-name="表5.B2" office:value-type="string">
            <text:p text:style-name="P100">ファイルを読み込みモードで開く（デフォルト<text:span text:style-name="T23">)</text:span></text:p>
          </table:table-cell>
        </table:table-row>
        <table:table-row>
          <table:table-cell table:style-name="表5.A2" office:value-type="string">
            <text:p text:style-name="P99">a</text:p>
          </table:table-cell>
          <table:table-cell table:style-name="表5.B2" office:value-type="string">
            <text:p text:style-name="P100">ファイルを追記モードで開く（末尾に追記する<text:span text:style-name="T23">)</text:span></text:p>
          </table:table-cell>
        </table:table-row>
        <table:table-row>
          <table:table-cell table:style-name="表5.A2" office:value-type="string">
            <text:p text:style-name="P99">b</text:p>
          </table:table-cell>
          <table:table-cell table:style-name="表5.B2" office:value-type="string">
            <text:p text:style-name="P98">バイナリモード</text:p>
          </table:table-cell>
        </table:table-row>
        <table:table-row>
          <table:table-cell table:style-name="表5.A2" office:value-type="string">
            <text:p text:style-name="P99">t</text:p>
          </table:table-cell>
          <table:table-cell table:style-name="表5.B2" office:value-type="string">
            <text:p text:style-name="P100">テキストモード（デフォルト<text:span text:style-name="T23">)</text:span></text:p>
          </table:table-cell>
        </table:table-row>
      </table:table>
      <text:p text:style-name="P66"/>
      <text:p text:style-name="P67"><text:tab/><text:span text:style-name="T23">encoding <text:s/>: <text:s/>日本語を使うのなら”utf-8”に設定する</text:span></text:p>
      <text:p text:style-name="P67"/>
      <text:p text:style-name="P68">a)一行づつ読み込む</text:p>
      <text:p text:style-name="P68"/>
      <text:p text:style-name="P68"><text:tab/>with open(“ファイル名”, encoding=”utf-8”) as f:</text:p>
      <text:p text:style-name="P68"><text:tab/><text:tab/>for line in f:</text:p>
      <text:p text:style-name="P68"><text:tab/><text:tab/>print(line)</text:p>
      <text:p text:style-name="P68"/>
      <text:p text:style-name="P68">b)ファイルに書き込む（新規作成又は、上書き)</text:p>
      <text:p text:style-name="P68"/>
      <text:p text:style-name="P68"><text:tab/>with open(“ファイル名”, mode=”w”, encoding=”utf-8”) as f:</text:p>
      <text:p text:style-name="P68"><text:tab/><text:tab/>f.write(“ハロー\n”)</text:p>
      <text:p text:style-name="P68"><text:tab/><text:tab/>f.write(“ワールド\n”)</text:p>
      <text:p text:style-name="P68"/>
      <text:p text:style-name="P68">c)ファイルに書き込む（追記）</text:p>
      <text:p text:style-name="P68"/>
      <text:p text:style-name="P68"><text:tab/>with open(“ファイル名”, mode=”a”, encoding=”utf-8”) as f:</text:p>
      <text:p text:style-name="P68"><text:tab/><text:tab/>f.write(“あいうえお\n”)</text:p>
      <text:p text:style-name="P68"/>
      <text:p text:style-name="P70">d)csvファイルを使う</text:p>
      <text:p text:style-name="P70"/>
      <text:p text:style-name="P70"><text:tab/>d-1)csvファイルを書き込む</text:p>
      <text:p text:style-name="P70"/>
      <text:p text:style-name="P70"><text:tab/><text:tab/>import csv <text:tab/><text:tab/>←csvモジュールをインポート</text:p>
      <text:p text:style-name="P70"/>
      <text:p text:style-name="P70"><text:tab/><text:tab/>with open(“ファイル名.csv”, mode=”w”, newline=””) as f:</text:p>
      <text:p text:style-name="P70"><text:tab/><text:tab/><text:tab/>w = csv.writer(f, delimiter=”,”)<text:tab/>←デリミタ（区切り文字）</text:p>
      <text:p text:style-name="P70"><text:tab/><text:tab/><text:tab/>w.writerow([“one”, “two”, “three”])</text:p>
      <text:p text:style-name="P70"><text:tab/><text:tab/><text:tab/>w.writerow([“four”, “five”, “six”])</text:p>
      <text:p text:style-name="P70"/>
      <text:p text:style-name="P70"><text:tab/><text:tab/>※newline=””: これをいれておくと、改行して一行づつ表示できる。</text:p>
      <text:p text:style-name="P70"/>
      <text:p text:style-name="P70"><text:tab/>d-2)csvファイルを読み込む</text:p>
      <text:p text:style-name="P70"><text:tab/></text:p>
      <text:p text:style-name="P70"><text:tab/><text:tab/>import csv</text:p>
      <text:p text:style-name="P70"><text:tab/></text:p>
      <text:p text:style-name="P70"><text:tab/><text:tab/>with open(“ファイル名.csv”, mode=”r”) as f:</text:p>
      <text:p text:style-name="P70"><text:tab/><text:tab/><text:tab/>r = csv.reader(f, delimiter=”,”)</text:p>
      <text:p text:style-name="P70"><text:tab/><text:tab/><text:tab/>for row in r:</text:p>
      <text:p text:style-name="P70"><text:tab/><text:tab/><text:tab/><text:tab/>print(“,”,join(row))</text:p>
      <text:p text:style-name="P70"/>
      <text:p text:style-name="P70"><text:tab/></text:p>
      <text:p text:style-name="P71"><text:soft-page-break/>1<text:span text:style-name="T27">8</text:span>.<text:span text:style-name="T27">tkinter</text:span></text:p>
      <text:p text:style-name="P72"/>
      <text:p text:style-name="P72">・インストール</text:p>
      <text:p text:style-name="P72"><text:tab/><text:span text:style-name="T27">sudo apt install python3-tk</text:span></text:p>
      <text:p text:style-name="P72"/>
      <text:p text:style-name="P72"><text:tab/><text:span text:style-name="T27">python3 -m tkinter<text:tab/><text:tab/>#確認(ウィンドゥがでればOK)</text:span></text:p>
      <text:p text:style-name="P72"/>
      <text:p text:style-name="P72"/>
      <text:p text:style-name="P73">a)ウィンドウの表示</text:p>
      <text:p text:style-name="P73"/>
      <text:p text:style-name="P73"><text:tab/>import tkinter<text:tab/><text:tab/><text:tab/>#tkinterモジュールをインポート</text:p>
      <text:p text:style-name="P73"/>
      <text:p text:style-name="P73"><text:tab/>root = tkinter.Tk()<text:tab/><text:tab/>#ウィンドウのオブジェクトを作る</text:p>
      <text:p text:style-name="P73"><text:tab/>root.title(“タイトル名”)<text:tab/><text:tab/>#ウィンドウのタイトル</text:p>
      <text:p text:style-name="P73"><text:tab/>root.geometry(“800x600”)<text:tab/>#ウィンドウのサイズ指定</text:p>
      <text:p text:style-name="P73"/>
      <text:p text:style-name="P73"><text:tab/>root.mainloop()<text:tab/><text:tab/><text:tab/>#ウィンドウの表示</text:p>
      <text:p text:style-name="P73"/>
      <text:p text:style-name="P73"/>
      <text:p text:style-name="P73"><text:tab/>※<text:span text:style-name="T28">geometry()の他に、minsize(幅、高さ)で最小サイズ、maxsize(幅、高さ)で</text:span></text:p>
      <text:p text:style-name="P73"><text:tab/>　最大サイズを指定できる。</text:p>
      <text:p text:style-name="P73"/>
      <text:p text:style-name="P73"/>
      <text:p text:style-name="P74">b)ラベルの配置</text:p>
      <text:p text:style-name="P74"/>
      <text:p text:style-name="P74"><text:tab/>label = tkinter.Label(root, text=”ラベルの文字列”,</text:p>
      <text:p text:style-name="P74"><text:tab/>font=(“System”, 24))<text:tab/><text:tab/>#ラベルの作成</text:p>
      <text:p text:style-name="P74"/>
      <text:p text:style-name="P74"><text:tab/>label.place(x=200, y=100)<text:tab/><text:tab/>#ラベルの配置</text:p>
      <text:p text:style-name="P74"/>
      <text:p text:style-name="P74"><text:tab/></text:p>
      <text:p text:style-name="P74"/>
      <text:p text:style-name="P74"><text:tab/>ラベルの変数名 = tkinter.Label(ウィンドウのオブジェクト, text</text:p>
      <text:p text:style-name="P74"><text:tab/>=”ラベルの文字列”, font=(“フォント名”, フォントサイズ))</text:p>
      <text:p text:style-name="P74"/>
      <text:p text:style-name="P74"><text:tab/>ラベルの変数名.place(x=X座標, y=Y座標)</text:p>
      <text:p text:style-name="P74"/>
      <text:p text:style-name="P74"><text:tab/></text:p>
      <text:p text:style-name="P74"><text:tab/>※ラベルの配置位置は、ウィンドウの左上を(0, 0)とし、<text:span text:style-name="T29">(X,Y)で指定する</text:span></text:p>
      <text:p text:style-name="P74"/>
      <text:p text:style-name="P75">(0, 0)　　　　　　　　→<text:tab/><text:tab/>→<text:tab/><text:tab/><text:tab/>(X軸)</text:p>
      <text:p text:style-name="P74"><draw:custom-shape text:anchor-type="paragraph" draw:z-index="8" draw:name="シェイプ4" draw:style-name="gr5" svg:width="11.748cm" svg:height="4.393cm" svg:x="1.542cm" svg:y="0.224cm"><text:p/><draw:enhanced-geometry svg:viewBox="0 0 21600 21600" draw:type="rectangle" draw:enhanced-path="M 0 0 L 21600 0 21600 21600 0 21600 0 0 Z N"/></draw:custom-shape></text:p>
      <text:p text:style-name="P75"/>
      <text:p text:style-name="P75"/>
      <text:p text:style-name="P75"/>
      <text:p text:style-name="P75"><text:s text:c="3"/>↓</text:p>
      <text:p text:style-name="P75"/>
      <text:p text:style-name="P75"/>
      <text:p text:style-name="P75"/>
      <text:p text:style-name="P75"/>
      <text:p text:style-name="P75">(Y軸)</text:p>
      <text:p text:style-name="P74"/>
      <text:p text:style-name="P74"><text:soft-page-break/>C)tkinterで使えるフォントを調べる</text:p>
      <text:p text:style-name="P74"/>
      <text:p text:style-name="P74"><text:tab/>import tkinter</text:p>
      <text:p text:style-name="P74"><text:tab/>import tkinter.font<text:tab/><text:tab/>#tkinter.fontをインポート</text:p>
      <text:p text:style-name="P74"/>
      <text:p text:style-name="P74"><text:tab/>root = tkinter.Tk()</text:p>
      <text:p text:style-name="P74"><text:tab/>print(tkinter.font.families())<text:tab/><text:tab/>#フォント名を出力</text:p>
      <text:p text:style-name="P74"/>
      <text:p text:style-name="P74"/>
      <text:p text:style-name="P75">d)ボタンの配置</text:p>
      <text:p text:style-name="P75"/>
      <text:p text:style-name="P75"><text:tab/>button = tkinter.Button(root, text=”ボタンの文字列”,</text:p>
      <text:p text:style-name="P75"><text:tab/>font=(“System”, 24)<text:tab/><text:tab/>#ボタンの作成</text:p>
      <text:p text:style-name="P75"><text:tab/></text:p>
      <text:p text:style-name="P75"><text:tab/>button.place(x=200, y=100)<text:tab/>#ボタンの配置</text:p>
      <text:p text:style-name="P75"/>
      <text:p text:style-name="P75"/>
      <text:p text:style-name="P75"><text:tab/>ボタンの変数名 = tkinter.Button(ウィンドウのオブジェクト, </text:p>
      <text:p text:style-name="P75"><text:tab/>text=”ボタンの文字列”, font=(“フォント名”, フォントサイズ))</text:p>
      <text:p text:style-name="P75"/>
      <text:p text:style-name="P75"><text:tab/>ボタンの変数名.place(x=X座標, y=Y座標)</text:p>
      <text:p text:style-name="P75"/>
      <text:p text:style-name="P75"/>
      <text:p text:style-name="P75"/>
      <text:p text:style-name="P76">e)ボタンをクリックしたときの反応</text:p>
      <text:p text:style-name="P76"/>
      <text:p text:style-name="P76"><text:tab/>def click_btn():</text:p>
      <text:p text:style-name="P76"><text:tab/><text:tab/>button[“text”] = “クリックしました”<text:tab/>#実行される関数</text:p>
      <text:p text:style-name="P76"/>
      <text:p text:style-name="P76"><text:tab/>button = tkinter.Button(root, text=”クリックしてください”,</text:p>
      <text:p text:style-name="P76"><text:tab/>font=(“System”, 24), command=click_btn<text:tab/> <text:s text:c="2"/>#commandで関数を指定</text:p>
      <text:p text:style-name="P76"/>
      <text:p text:style-name="P76"><text:tab/>button.place(x=300, y=100)</text:p>
      <text:p text:style-name="P74"/>
      <text:p text:style-name="P74"/>
      <text:p text:style-name="P74"/>
      <text:p text:style-name="P76">f)キャンバスの配置</text:p>
      <text:p text:style-name="P76"/>
      <text:p text:style-name="P76"><text:tab/><text:span text:style-name="T30">canvas = tkinter.Canvas(root, width=400, height=600,</text:span></text:p>
      <text:p text:style-name="P76"><text:tab/><text:span text:style-name="T30">bg=”skyblue”)<text:tab/><text:tab/>#キャンバスを作成</text:span></text:p>
      <text:p text:style-name="P76"/>
      <text:p text:style-name="P76"><text:tab/><text:span text:style-name="T30">canvas.pack()<text:tab/><text:tab/>#キャンバスの配置</text:span></text:p>
      <text:p text:style-name="P76"/>
      <text:p text:style-name="P76"/>
      <text:p text:style-name="P76"><text:tab/>変数名 <text:span text:style-name="T30">= tkinter.Canvas(ウィンドウのオブジェクト, width=幅, </text:span></text:p>
      <text:p text:style-name="P76"><text:tab/><text:span text:style-name="T30">height=高さ, bg=背景色</text:span></text:p>
      <text:p text:style-name="P76"/>
      <text:p text:style-name="P76"><text:tab/>変数名.<text:span text:style-name="T30">pack()</text:span></text:p>
      <text:p text:style-name="P76"/>
      <text:p text:style-name="P76"/>
      <text:p text:style-name="P76"><text:tab/>※ウィンドウにかyんバスを置くだけなら、<text:span text:style-name="T30">root.geometry()を省略できる。</text:span></text:p>
      <text:p text:style-name="P76"/>
      <text:p text:style-name="P76"/>
      <text:p text:style-name="P77"><text:soft-page-break/>g)キャンバスに画像を表示する</text:p>
      <text:p text:style-name="P77"/>
      <text:p text:style-name="P77"><text:tab/>gazou = tkinter.PhotoImage(file=”aaa.png”)<text:tab/>#gazouに画像ファイ<text:tab/>ルを読み込む</text:p>
      <text:p text:style-name="P77"/>
      <text:p text:style-name="P77"><text:tab/>canvas.create_image(200, 300, image=gazou)<text:tab/>#キャンバスに画像を描<text:tab/>画</text:p>
      <text:p text:style-name="P77"/>
      <text:p text:style-name="P77"/>
      <text:p text:style-name="P77"><text:tab/>※creage_image()命令で指定するX座標、Y座標は画像の中心になる。</text:p>
      <text:p text:style-name="P77"/>
      <text:p text:style-name="P77"/>
      <text:p text:style-name="P108">h)ボタンを反応させる</text:p>
      <text:p text:style-name="P108"/>
      <text:p text:style-name="P108"><text:tab/>def click_btn():</text:p>
      <text:p text:style-name="P108"><text:tab/><text:tab/>labae[“text”]=random.choice([“A”,”B”,”C”])</text:p>
      <text:p text:style-name="P108"><text:tab/><text:tab/>labeel.update()<text:tab/><text:tab/>#文字の更新を即座に行う</text:p>
      <text:p text:style-name="P108"/>
      <text:p text:style-name="P108"><text:tab/>※update()命令をいれないと、パソコンによっては、短時間、前の画像が残って<text:tab/> <text:s/>しますことがある。</text:p>
      <text:p text:style-name="P74"/>
      <text:p text:style-name="P70"><text:tab/><text:tab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1-10T15:23:06.721025840</dc:date>
    <meta:editing-duration>PT2H39M10S</meta:editing-duration>
    <meta:editing-cycles>26</meta:editing-cycles>
    <meta:generator>LibreOffice/6.1.5.2$Linux_X86_64 LibreOffice_project/10$Build-2</meta:generator>
    <meta:document-statistic meta:table-count="5" meta:image-count="0" meta:object-count="0" meta:page-count="29" meta:paragraph-count="575" meta:word-count="3855" meta:character-count="9638" meta:non-whitespace-character-count="8368"/>
  </office:meta>
</office:document-meta>
</file>